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yleRegion.getEnd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getEnd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EPStyl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initialize( final Attribute [ ] attributes , final ElementProcesso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PStyleRegion.getStart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getCol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Region.getStar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Region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